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4000001C5A27A98A55914A7D9.png" manifest:media-type="image/png"/>
  <manifest:file-entry manifest:full-path="Pictures/10000000000005030000038D711D66293E9D6D1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17cm" svg:height="12.044cm" draw:z-index="0"><draw:image xlink:href="Pictures/10000000000005030000038D711D66293E9D6D16.png" xlink:type="simple" xlink:show="embed" xlink:actuate="onLoad" draw:mime-type="image/png"/></draw:frame><draw:frame draw:style-name="fr1" draw:name="Figura2" text:anchor-type="char" svg:x="-0.065cm" svg:y="13.605cm" svg:width="17cm" svg:height="9.975cm" draw:z-index="1"><draw:image xlink:href="Pictures/1000000000000304000001C5A27A98A55914A7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7:19:31.005033341</meta:creation-date>
    <dc:date>2025-10-24T17:19:50.545813117</dc:date>
    <meta:editing-duration>PT2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